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d1c24" draw:textarea-horizontal-align="justify" draw:textarea-vertical-align="middle" draw:auto-grow-height="false" fo:min-height="8.28cm" fo:min-width="1.118cm"/>
    </style:style>
    <style:style style:name="gr2" style:family="graphic" style:parent-style-name="standard">
      <style:graphic-properties draw:stroke="none" draw:fill-color="#ed1c24" draw:textarea-horizontal-align="justify" draw:textarea-vertical-align="middle" draw:auto-grow-height="false" fo:min-height="8.296cm" fo:min-width="1.08cm"/>
    </style:style>
    <style:style style:name="gr3" style:family="graphic" style:parent-style-name="standard">
      <style:graphic-properties draw:stroke="none" draw:fill-color="#ed1c24" draw:textarea-horizontal-align="justify" draw:textarea-vertical-align="middle" draw:auto-grow-height="false" fo:min-height="8.29cm" fo:min-width="1.097cm"/>
    </style:style>
    <style:style style:name="gr4" style:family="graphic" style:parent-style-name="standard">
      <style:graphic-properties draw:stroke="none" draw:fill-color="#ed1c24" draw:textarea-horizontal-align="justify" draw:textarea-vertical-align="middle" draw:auto-grow-height="false" fo:min-height="8.288cm" fo:min-width="1.102cm"/>
    </style:style>
    <style:style style:name="gr5" style:family="graphic" style:parent-style-name="standard">
      <style:graphic-properties draw:stroke="none" draw:fill-color="#ed1c24" draw:textarea-horizontal-align="justify" draw:textarea-vertical-align="middle" draw:auto-grow-height="false" fo:min-height="6.186cm" fo:min-width="5.936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874cm" fo:min-width="0.624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874cm" fo:min-width="0.623cm"/>
    </style:style>
    <style:style style:name="gr8" style:family="graphic" style:parent-style-name="objectwithoutfill">
      <style:graphic-properties svg:stroke-width="0.353cm" svg:stroke-color="#ffffff" draw:marker-start-width="0.728cm" draw:marker-end-width="0.728cm" draw:fill="none" draw:textarea-vertical-align="middle" fo:padding-top="0.3cm" fo:padding-bottom="0.3cm" fo:padding-left="0.425cm" fo:padding-right="0.425cm"/>
    </style:style>
    <style:style style:name="P1" style:family="paragraph">
      <loext:graphic-properties draw:fill-color="#ed1c24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8cm" svg:height="9.2cm" draw:transform="rotate (-0.489215789334011) translate (10.123cm 7.1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234cm" svg:height="9.2cm" draw:transform="rotate (-0.126710903694789) translate (10.062cm 7.683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257cm" svg:height="9.2cm" draw:transform="rotate (0.122871179340401) translate (11cm 7.745cm)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264cm" svg:height="9.2cm" draw:transform="skewX (-8.9377229571263E-017) rotate (0.578227581185721) translate (10.697cm 8.496cm)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9.1cm" svg:height="9.1cm" svg:x="6.7cm" svg:y="3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2" draw:layer="layout" svg:width="1.588cm" svg:height="1.588cm" svg:x="8.71cm" svg:y="6.0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2" draw:layer="layout" svg:width="1.587cm" svg:height="1.588cm" svg:x="12.52cm" svg:y="6.0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8" draw:text-style-name="P3" draw:layer="layout" svg:x1="10.442cm" svg:y1="8.5cm" svg:x2="11.358cm" svg:y2="9.6cm">
          <text:p/>
        </draw:line>
        <draw:line draw:style-name="gr8" draw:text-style-name="P3" draw:layer="layout" svg:x1="12.1cm" svg:y1="8.5cm" svg:x2="11.184cm" svg:y2="9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5T19:06:43.332504000</meta:creation-date>
    <dc:date>2018-12-15T19:20:57.115108000</dc:date>
    <meta:editing-duration>PT3M23S</meta:editing-duration>
    <meta:editing-cycles>1</meta:editing-cycles>
    <meta:document-statistic meta:object-count="9"/>
    <meta:generator>LibreOffice/6.0.4.2$MacOSX_X86_64 LibreOffice_project/9b0d9b32d5dcda91d2f1a96dc04c645c450872bf</meta:generator>
  </office:meta>
</office:document-meta>
</file>